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Arial Unicode MS'" style:font-charset="x-symbol"/>
    <style:font-face style:name="Wingdings" svg:font-family="Wingdings" style:font-pitch="variable" style:font-charset="x-symbol"/>
    <style:font-face style:name="OpenSymbol" svg:font-family="OpenSymbol, 'Arial Unicode MS'"/>
    <style:font-face style:name="Symbol" svg:font-family="Symbol"/>
    <style:font-face style:name="Courier New" svg:font-family="'Courier New'" style:font-family-generic="modern"/>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itle">
      <style:text-properties fo:font-size="8pt" fo:font-weight="normal" style:font-size-asian="8pt" style:font-weight-asian="normal" style:font-weight-complex="normal"/>
    </style:style>
    <style:style style:name="P2" style:family="paragraph" style:parent-style-name="Standard">
      <style:text-properties fo:font-size="10pt" style:font-size-asian="10pt"/>
    </style:style>
    <style:style style:name="P3" style:family="paragraph" style:parent-style-name="Standard">
      <style:text-properties fo:font-size="11pt" style:font-size-asian="11pt" style:font-size-complex="11pt"/>
    </style:style>
    <style:style style:name="P4" style:family="paragraph" style:parent-style-name="Standard">
      <style:paragraph-properties fo:margin-left="-0.5in" fo:margin-right="0in" fo:text-indent="0in" style:auto-text-indent="false"/>
    </style:style>
    <style:style style:name="P5" style:family="paragraph" style:parent-style-name="Standard">
      <style:paragraph-properties fo:margin-left="-0.5in" fo:margin-right="0in" fo:text-indent="0in" style:auto-text-indent="false"/>
      <style:text-properties fo:font-weight="bold" style:font-weight-asian="bold" style:font-weight-complex="bold"/>
    </style:style>
    <style:style style:name="P6" style:family="paragraph" style:parent-style-name="Standard">
      <style:paragraph-properties fo:margin-left="-0.5in" fo:margin-right="0in" fo:text-indent="0in" style:auto-text-indent="false"/>
      <style:text-properties fo:font-size="11pt" style:font-size-asian="11pt" style:font-size-complex="11pt"/>
    </style:style>
    <style:style style:name="P7" style:family="paragraph" style:parent-style-name="Standard">
      <style:paragraph-properties fo:margin-left="-0.5in" fo:margin-right="0in" fo:text-indent="0in" style:auto-text-indent="false"/>
      <style:text-properties fo:font-size="10pt" style:font-size-asian="10pt"/>
    </style:style>
    <style:style style:name="P8" style:family="paragraph" style:parent-style-name="Standard">
      <style:paragraph-properties fo:margin-left="-0.5in" fo:margin-right="0in" fo:text-indent="-0.25in" style:auto-text-indent="false">
        <style:tab-stops>
          <style:tab-stop style:position="0.25in"/>
        </style:tab-stops>
      </style:paragraph-properties>
      <style:text-properties fo:font-size="11pt" fo:font-weight="bold" officeooo:paragraph-rsid="002f6e72" style:font-size-asian="11pt" style:font-weight-asian="bold" style:font-weight-complex="bold"/>
    </style:style>
    <style:style style:name="P9" style:family="paragraph" style:parent-style-name="Standard">
      <style:paragraph-properties fo:margin-left="-0.5in" fo:margin-right="0in" fo:text-indent="-0.25in" style:auto-text-indent="false">
        <style:tab-stops>
          <style:tab-stop style:position="0.25in"/>
        </style:tab-stops>
      </style:paragraph-properties>
      <style:text-properties fo:font-size="12pt" officeooo:paragraph-rsid="002f6e72" style:font-size-asian="12pt" style:font-size-complex="12pt"/>
    </style:style>
    <style:style style:name="P10" style:family="paragraph" style:parent-style-name="Standard">
      <style:paragraph-properties fo:margin-left="-0.5in" fo:margin-right="0in" fo:text-indent="-0.25in" style:auto-text-indent="false">
        <style:tab-stops>
          <style:tab-stop style:position="0.25in"/>
        </style:tab-stops>
      </style:paragraph-properties>
      <style:text-properties fo:font-size="12pt" officeooo:paragraph-rsid="00320ee8" style:font-size-asian="12pt" style:font-size-complex="12pt"/>
    </style:style>
    <style:style style:name="P11" style:family="paragraph" style:parent-style-name="Standard" style:list-style-name="L1">
      <style:paragraph-properties>
        <style:tab-stops>
          <style:tab-stop style:position="0.25in"/>
        </style:tab-stops>
      </style:paragraph-properties>
      <style:text-properties fo:font-size="11pt" officeooo:rsid="00320ee8" officeooo:paragraph-rsid="00320ee8" style:font-size-asian="11pt"/>
    </style:style>
    <style:style style:name="P12" style:family="paragraph" style:parent-style-name="Standard">
      <style:text-properties fo:font-size="11pt" style:font-size-asian="11pt" style:font-size-complex="11pt"/>
    </style:style>
    <style:style style:name="P13" style:family="paragraph" style:parent-style-name="Standard" style:list-style-name="L3">
      <style:text-properties fo:font-size="11pt" style:font-size-asian="11pt" style:font-size-complex="11pt"/>
    </style:style>
    <style:style style:name="P14" style:family="paragraph" style:parent-style-name="Standard" style:list-style-name="L4">
      <style:text-properties fo:font-size="11pt" style:font-size-asian="11pt" style:font-size-complex="11pt"/>
    </style:style>
    <style:style style:name="P15" style:family="paragraph" style:parent-style-name="Standard" style:list-style-name="WW8Num2">
      <style:text-properties fo:font-size="11pt" officeooo:paragraph-rsid="003372b6" style:font-size-asian="11pt" style:font-size-complex="11pt"/>
    </style:style>
    <style:style style:name="P16" style:family="paragraph" style:parent-style-name="Standard" style:list-style-name="L2">
      <style:text-properties fo:font-size="11pt" fo:font-weight="normal" officeooo:rsid="00320ee8" officeooo:paragraph-rsid="00320ee8" style:font-size-asian="11pt" style:font-weight-asian="normal" style:font-size-complex="11pt" style:font-weight-complex="normal"/>
    </style:style>
    <style:style style:name="P17" style:family="paragraph" style:parent-style-name="Standard" style:list-style-name="WW8Num2">
      <style:text-properties fo:font-size="11pt" fo:font-style="italic" style:text-underline-style="none" fo:font-weight="normal" officeooo:paragraph-rsid="003372b6" style:font-size-asian="11pt" style:font-style-asian="italic" style:font-weight-asian="normal" style:font-size-complex="11pt" style:font-style-complex="italic" style:font-weight-complex="normal"/>
    </style:style>
    <style:style style:name="P18" style:family="paragraph" style:parent-style-name="Standard">
      <style:paragraph-properties fo:margin-left="0in" fo:margin-right="0in" fo:text-indent="0in" style:auto-text-indent="false"/>
      <style:text-properties fo:font-size="11pt" fo:font-weight="bold" officeooo:rsid="00320ee8" style:font-size-asian="11pt" style:font-weight-asian="bold" style:font-size-complex="11pt" style:font-weight-complex="bold"/>
    </style:style>
    <style:style style:name="P19" style:family="paragraph" style:parent-style-name="Standard">
      <style:paragraph-properties fo:margin-left="0in" fo:margin-right="0in" fo:text-indent="0in" style:auto-text-indent="false"/>
      <style:text-properties fo:font-size="11pt" fo:font-weight="normal" officeooo:rsid="00320ee8" officeooo:paragraph-rsid="00320ee8" style:font-size-asian="11pt" style:font-weight-asian="normal" style:font-size-complex="11pt" style:font-weight-complex="normal"/>
    </style:style>
    <style:style style:name="P20" style:family="paragraph" style:parent-style-name="Standard">
      <style:paragraph-properties fo:margin-left="-0.5in" fo:margin-right="0in" fo:text-indent="-0.25in" style:auto-text-indent="false">
        <style:tab-stops>
          <style:tab-stop style:position="0.25in"/>
        </style:tab-stops>
      </style:paragraph-properties>
      <style:text-properties fo:font-size="11pt" fo:font-weight="bold" officeooo:rsid="002f6e72" officeooo:paragraph-rsid="00320ee8" style:font-size-asian="11pt" style:font-weight-asian="bold" style:font-size-complex="12pt" style:font-weight-complex="bold"/>
    </style:style>
    <style:style style:name="P21" style:family="paragraph" style:parent-style-name="Heading_20_2">
      <style:paragraph-properties fo:margin-left="-0.5in" fo:margin-right="0in" fo:text-indent="0in" style:auto-text-indent="false"/>
      <style:text-properties fo:font-size="11pt" fo:font-style="italic" style:text-underline-style="none" fo:font-weight="normal" style:font-size-asian="11pt" style:font-style-asian="italic" style:font-weight-asian="normal" style:font-style-complex="italic" style:font-weight-complex="normal"/>
    </style:style>
    <style:style style:name="P22" style:family="paragraph" style:parent-style-name="Heading_20_2" style:list-style-name="WW8Num2">
      <style:paragraph-properties fo:margin-left="-0.5in" fo:margin-right="0in" fo:text-indent="0in" style:auto-text-indent="false"/>
      <style:text-properties fo:font-size="11pt" fo:font-style="italic" style:text-underline-style="none" fo:font-weight="normal" officeooo:paragraph-rsid="003372b6" style:font-size-asian="11pt" style:font-style-asian="italic" style:font-weight-asian="normal" style:font-style-complex="italic" style:font-weight-complex="normal"/>
    </style:style>
    <style:style style:name="P23" style:family="paragraph" style:parent-style-name="Title"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fo:font-weight="bold" officeooo:rsid="002f6e72" style:font-weight-asian="bold" style:font-weight-complex="bold"/>
    </style:style>
    <style:style style:name="T3" style:family="text">
      <style:text-properties fo:font-weight="bold" officeooo:rsid="00320ee8" style:font-weight-asian="bold" style:font-weight-complex="bold"/>
    </style:style>
    <style:style style:name="T4" style:family="text">
      <style:text-properties fo:font-weight="bold" officeooo:rsid="00300e4a" style:font-weight-asian="bold" style:font-weight-complex="bold"/>
    </style:style>
    <style:style style:name="T5" style:family="text">
      <style:text-properties officeooo:rsid="00320ee8"/>
    </style:style>
    <style:style style:name="T6" style:family="text">
      <style:text-properties officeooo:rsid="003372b6"/>
    </style:style>
    <text:list-style style:name="L1">
      <text:list-level-style-bullet text:level="1" text:style-name="Bullet_20_Symbols" text:bullet-char="•">
        <style:list-level-properties text:list-level-position-and-space-mode="label-alignment">
          <style:list-level-label-alignment text:label-followed-by="listtab" fo:text-inden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obias S. Davis</text:p>
      <text:p text:style-name="P1">(402) 468-8404</text:p>
      <text:p text:style-name="P1">tobias@davistobias.com</text:p>
      <text:p text:style-name="P1">8103 Templeton Drive</text:p>
      <text:p text:style-name="P1">Omaha, NE 68134</text:p>
      <text:p text:style-name="Standard"/>
      <text:p text:style-name="P5"><text:span text:style-name="T5">Guiding Principles</text:span>:</text:p>
      <text:list xml:id="list738692232668554200" text:style-name="L1">
        <text:list-item>
          <text:p text:style-name="P11">I want to always be learning new things.</text:p>
        </text:list-item>
        <text:list-item>
          <text:p text:style-name="P11">I value finding the right solution that fits the need.</text:p>
        </text:list-item>
        <text:list-item>
          <text:p text:style-name="P11">I want to make things that users care about.</text:p>
        </text:list-item>
        <text:list-item>
          <text:p text:style-name="P11">I want the things I make to be high quality.</text:p>
        </text:list-item>
        <text:list-item>
          <text:p text:style-name="P11">I want to work with other people who care about those same things.</text:p>
        </text:list-item>
      </text:list>
      <text:p text:style-name="P2"/>
      <text:p text:style-name="P4"><text:span text:style-name="T3">Professional Experience</text:span><text:span text:style-name="T1">:</text:span></text:p>
      <text:list xml:id="list2608721169501359969" text:style-name="WW8Num2">
        <text:list-item>
          <text:list>
            <text:list-item>
              <text:h text:style-name="P22" text:outline-level="2"><text:span text:style-name="T6">From Now On</text:span> (<text:span text:style-name="T6">Omaha, NE</text:span>): <text:span text:style-name="T6">September 2016</text:span>-Current</text:h>
            </text:list-item>
          </text:list>
        </text:list-item>
        <text:list-item>
          <text:p text:style-name="P15"/>
        </text:list-item>
        <text:list-item>
          <text:p text:style-name="P15">The overview is that I help develop software for analysis of email data, using aggregated data gathered from a panel of over 1 million active users.</text:p>
        </text:list-item>
        <text:list-item>
          <text:p text:style-name="P17"/>
          <text:list>
            <text:list-item>
              <text:h text:style-name="P21" text:outline-level="2">eDataSource (New York, NY 10001): May 2012-<text:span text:style-name="T6">September 2016</text:span></text:h>
            </text:list-item>
          </text:list>
        </text:list-item>
      </text:list>
      <text:p text:style-name="P6"/>
      <text:p text:style-name="P3">The overview is that I help develop software for analysis of email data, using aggregated data gathered from a panel of over 1 million active users.</text:p>
      <text:p text:style-name="P3"/>
      <text:p text:style-name="P3">In my first couple years I primarily designed tools which analyzed emails, parsing financial data from receipts. The primary difficulty was that, since the emails were from third-party senders, the content was not in my control and was often broken and faulty. Despite this, the accuracy of the tools I designed was high enough that the tools themselves and the aggregated data is still being used as a predictive tool for financial investors several years later.</text:p>
      <text:p text:style-name="P3"/>
      <text:p text:style-name="P3">The generated aggregate data was stored in MySQL, in tables of many millions of rows. As part of the QA process, and as part of client driven requests, I was responsible for writing queries which were performant given very large tables and poorly constructed indexes.</text:p>
      <text:p text:style-name="P3"/>
      <text:p text:style-name="P3">About 2.5 years ago (late 2013), I was given an opportunity to switch my focus to the front-end webapp that eDataSource had been developing. The website uses AngularJS and Highcharts to present email information to our clients, helping them determine effectiveness of email campaigns.</text:p>
      <text:p text:style-name="P3"/>
      <text:p text:style-name="P3">Early on I was the lead on two big and painful software upgrades (Bootstrap 2.2 to 3.3, AngularJS 1.1 to 1.3) and I'm pretty proud of how smoothly that went. The upgrade process spanned at least one full month, and involved refactoring and changing hundreds of HTML and JS files, and tracking down dozens of difficult to find bugs.</text:p>
      <text:p text:style-name="P3"/>
      <text:p text:style-name="P3">I was also the front-end lead in a two-person team for the design of a new part of the webapp, which helps clients test email campaigns prior to sending them to users. This design had about 8 new screens, several new UI objects, and required the design of several new API endpoints, and I'm excited about how smoothly that project went.</text:p>
      <text:p text:style-name="P3"/>
      <text:p text:style-name="P3">In early/mid 2016 I worked with a team of 2-3 other developers creating a redesign of one of our webapps (Boxbe: boxbe.com), where we built a set of static pages and one single-page webapp, accessed by thousands of users per day. Although there are still some rough edges on the site, it was very satisfying to see our signup numbers increase and churn rate drop drastically after the release of the new product.</text:p>
      <text:p text:style-name="P3"/>
      <text:p text:style-name="P3">As part of the Boxbe redesign, I implemented and wrote the code for the client and server side of the OAuth flow for Google, Yahoo, and Microsoft/Outlook, along with a careful test suite for it.</text:p>
      <text:p text:style-name="P3"/>
      <text:p text:style-name="P3"><text:soft-page-break/>Most recently I have been working with a team of 2-4 in designing a new screen for our analytics webapp, which takes aggregated data about a company and presents a comparison view, to let our clients know how their email campaigns are performing relative to their competitors. The feedback from our clients has been very positive.</text:p>
      <text:p text:style-name="P3"/>
      <text:p text:style-name="P3">Although I'm not the sysadmin, since our team was only 3-5 people until recently I've had to learn a lot of the sysadmin side of things. In particular, I am at least familiar with all the big AWS offerings. We use SQS to pass around many millions of messages per month, Aurora to hold terabyte sized databases, EC2 to run our different webapps and various other tools, and S3 and Glacier to store hundreds of millions of files. (We haven't used AWS Lambdas yet, but I'm itching to try them out.)</text:p>
      <text:p text:style-name="P18"/>
      <text:p text:style-name="P19">While working at eDataSource, I've built things using:</text:p>
      <text:p text:style-name="P19"/>
      <text:list xml:id="list8981787358851257388" text:style-name="L2">
        <text:list-item>
          <text:p text:style-name="P16">Client Related: AngularJS, Riot.js, Highcharts, Browserify, Bootstrap, Babel (ES6 to ES5 mostly), PreCSS, PostCSS, LESS, JS, HTML, CSS, XML, Socket.io, Moment.js, jQuery, ACE (web code editor).</text:p>
        </text:list-item>
        <text:list-item>
          <text:p text:style-name="P16">Server Related: Java 1.6-1.8, Amazon Web Services (AWS, including EC2, S3, SQS, SNS), Google Guava, GSON/JSON, MySQL, HyperSQL, Redis, MongoDB (only in passing) JDBC, JAX-RS, Jetty, Jersey, Maven, Joda (date library), Log4J/SLF4J, OAuth, YAML, JMock, Spring Framework, Atmosphere (Java websocket implementation), Swagger.io, PhantomJS.</text:p>
        </text:list-item>
        <text:list-item>
          <text:p text:style-name="P16">Development Tools: IntelliJ, Eclipse, JRebel, bash, Node.js, npm, LiveReload, browserify, ES6 and ES5, minify/uglify for JS, Mustache (template language), Tape (test framework), BrowserStack, Markdown to HTML transforms, Git, Github, Bash, Ruby, Homebrew.</text:p>
        </text:list-item>
      </text:list>
      <text:p text:style-name="P7"/>
      <text:p text:style-name="P5"><text:span text:style-name="T5">Prior to eDataSource</text:span>:</text:p>
      <text:p text:style-name="P3">My professional career begins at eDataSource, but prior to that I was doing some private contract work with WordPress and PHP.</text:p>
      <text:p text:style-name="P3"/>
      <text:p text:style-name="P3">For about a year, during college, I built custom WordPress templates and plugins for a client, and for some friends pro bono. I still maintain and update several of those sites.</text:p>
      <text:p text:style-name="P8"/>
      <text:p text:style-name="P9"><text:span text:style-name="T2"><text:tab/></text:span><text:span text:style-name="T3">Personal Projects</text:span><text:span text:style-name="T1">:</text:span></text:p>
      <text:p text:style-name="P3">Although I do learn quite a bit while working, my personal philosophy is to always be learning new things. Outside of work hours I build modules and websites, exploring new technology primarily in the JavaScript/npm world.</text:p>
      <text:p text:style-name="P3"/>
      <text:p text:style-name="P3">I've made and maintain a number of npm modules. A few that I am pretty happy with are:</text:p>
      <text:p text:style-name="P3"/>
      <text:list xml:id="list2527198337188027959" text:style-name="L3">
        <text:list-item>
          <text:p text:style-name="P13"><text:span text:style-name="T1">hex2words:</text:span> Given a hexadecimal value, it returns a list of PGP Words. This is a list of words two users can read to verify they have identical signatures, for example.</text:p>
        </text:list-item>
        <text:list-item>
          <text:p text:style-name="P13"><text:span text:style-name="T1">json-schema-to-markdown:</text:span> Turn a JSON schema (a JSON object used to validate other JSON objects) into a human-readable markdown file. It makes writing documentation a lot easier.</text:p>
        </text:list-item>
        <text:list-item>
          <text:p text:style-name="P13"><text:span text:style-name="T1">pipe-transform-cli:</text:span> A command line utility I wrote that lets you stream in one encoding and stream out another encoding. For example, hex in and base64 out.</text:p>
        </text:list-item>
        <text:list-item>
          <text:p text:style-name="P13"><text:span text:style-name="T1">ftp-core:</text:span> Although the project has been set aside, this was an attempt to create a pure JavaScript implementation of the FTP protocol. It was really fun to take the RFC specs and turn them into code. Sadly I ran out of time to finish it.</text:p>
        </text:list-item>
      </text:list>
      <text:p text:style-name="P20"/>
      <text:p text:style-name="P10"><text:span text:style-name="T2"><text:tab/></text:span><text:span text:style-name="T3">Tech Stack for Personal Projects</text:span><text:span text:style-name="T4">:</text:span></text:p>
      <text:p text:style-name="P3"/>
      <text:p text:style-name="P3">I've created tools and products using many of the same things as I do with eDataSource:</text:p>
      <text:p text:style-name="P3"/>
      <text:list xml:id="list5545845119631824784" text:style-name="L4">
        <text:list-item>
          <text:p text:style-name="P14">Client Related: AngularJS, Ractive.js, Highcharts, Browserify, Bootstrap, JS (in ES5 and ES6), LESS, JS, HTML, CSS, XML, Socket.io, Moment.js.</text:p>
        </text:list-item>
        <text:list-item>
          <text:p text:style-name="P14"><text:soft-page-break/>Server Related: Express, Ecstatic, MySQL, OAuth, YAML.</text:p>
        </text:list-item>
        <text:list-item>
          <text:p text:style-name="P14">Development Tools: Sublime Text, bash, Node.js, npm, browserify, JS cli tools (minimist is nice), minify/uglify for JS, Mustache (template language), Tape (test framework), Markdown to HTML transforms, Git, Github, Bash, Ruby, Homebrew.</text:p>
        </text:list-item>
        <text:list-item>
          <text:p text:style-name="P14">Operating Systems: Windows, Mac, Ubuntu, Debian.</text:p>
        </text:list-item>
        <text:list-item>
          <text:p text:style-name="P14">Other Things: SQLite, PHP, I spend a lot of time learning basic cryptography techniques (AES, RSA, SHA, SHA-2, PGP/GPG), Swagger.io, JSON Schema, I've contributed to ngbp (AngularJS boilerplate), Noddity, and recently started contributing to PhantomJ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Arial Unicode MS'" style:font-charset="x-symbol"/>
    <style:font-face style:name="Wingdings" svg:font-family="Wingdings" style:font-pitch="variable" style:font-charset="x-symbol"/>
    <style:font-face style:name="OpenSymbol" svg:font-family="OpenSymbol, 'Arial Unicode MS'"/>
    <style:font-face style:name="Symbol" svg:font-family="Symbol"/>
    <style:font-face style:name="Courier New" svg:font-family="'Courier New'" style:font-family-generic="modern"/>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Text_20_body" style:display-name="Text body" style:family="paragraph" style:parent-style-name="Standard" style:class="text">
      <style:text-properties fo:font-size="10pt" style:font-size-asian="10pt"/>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list-style-name="WW8Num2"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list-style-name="WW8Num2" style:class="text">
      <style:paragraph-properties fo:keep-with-next="always"/>
      <style:text-properties style:text-underline-style="solid" style:text-underline-width="auto" style:text-underline-color="font-color" fo:font-weight="bold" style:font-weight-asian="bold" style:font-weight-complex="bold"/>
    </style:style>
    <style:style style:name="Heading_20_3" style:display-name="Heading 3" style:family="paragraph" style:parent-style-name="Heading" style:next-style-name="Text_20_body" style:list-style-name="WW8Num1"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itle" style:family="paragraph" style:parent-style-name="Standard" style:next-style-name="Subtitle" style:class="chapter">
      <style:paragraph-properties fo:text-align="center" style:justify-single-word="false"/>
      <style:text-properties fo:font-size="16pt" fo:font-weight="bold" style:font-size-asian="16pt"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name-complex="OpenSymbol2" style:font-family-complex="OpenSymbol, 'Arial Unicode MS'" style:font-charset-complex="x-symbol"/>
    </style:style>
    <style:style style:name="WW8Num3z1" style:family="text">
      <style:text-properties style:font-name="OpenSymbol" fo:font-family="OpenSymbol, 'Arial Unicode MS'" style:font-name-complex="OpenSymbol2" style:font-family-complex="OpenSymbol, 'Arial Unicode MS'" style:font-charset-complex="x-symbol"/>
    </style:style>
    <style:style style:name="WW8Num4z0" style:family="text">
      <style:text-properties style:font-name="Symbol" fo:font-family="Symbol" style:font-name-complex="OpenSymbol2" style:font-family-complex="OpenSymbol, 'Arial Unicode MS'" style:font-charset-complex="x-symbol"/>
    </style:style>
    <style:style style:name="WW8Num4z1" style:family="text">
      <style:text-properties style:font-name="OpenSymbol" fo:font-family="OpenSymbol, 'Arial Unicode MS'" style:font-name-complex="OpenSymbol2" style:font-family-complex="OpenSymbol, 'Arial Unicode MS'" style:font-charset-complex="x-symbol"/>
    </style:style>
    <style:style style:name="WW8Num5z0" style:family="text">
      <style:text-properties style:font-name="Symbol" fo:font-family="Symbol" style:font-name-complex="OpenSymbol2" style:font-family-complex="OpenSymbol, 'Arial Unicode MS'" style:font-charset-complex="x-symbol"/>
    </style:style>
    <style:style style:name="WW8Num5z1" style:family="text">
      <style:text-properties style:font-name="OpenSymbol" fo:font-family="OpenSymbol, 'Arial Unicode MS'" style:font-name-complex="OpenSymbol2" style:font-family-complex="OpenSymbol, 'Arial Unicode MS'" style:font-charset-complex="x-symbol"/>
    </style:style>
    <style:style style:name="WW8Num6z0" style:family="text">
      <style:text-properties style:font-name="Symbol" fo:font-family="Symbol" style:font-name-complex="OpenSymbol2" style:font-family-complex="OpenSymbol, 'Arial Unicode MS'" style:font-charset-complex="x-symbol"/>
    </style:style>
    <style:style style:name="WW8Num6z1" style:family="text">
      <style:text-properties style:font-name="OpenSymbol" fo:font-family="OpenSymbol, 'Arial Unicode MS'" style:font-name-complex="OpenSymbol2" style:font-family-complex="OpenSymbol, 'Arial Unicode MS'" style:font-charset-complex="x-symbol"/>
    </style:style>
    <style:style style:name="WW8Num7z0" style:family="text">
      <style:text-properties style:font-name="Symbol" fo:font-family="Symbol" style:font-name-complex="OpenSymbol2" style:font-family-complex="OpenSymbol, 'Arial Unicode MS'" style:font-charset-complex="x-symbol"/>
    </style:style>
    <style:style style:name="WW8Num7z1" style:family="text">
      <style:text-properties style:font-name="OpenSymbol" fo:font-family="OpenSymbol, 'Arial Unicode MS'" style:font-name-complex="OpenSymbol2" style:font-family-complex="OpenSymbol, 'Arial Unicode MS'" style:font-charset-complex="x-symbol"/>
    </style:style>
    <style:style style:name="WW8Num8z0" style:family="text">
      <style:text-properties style:font-name="Symbol" fo:font-family="Symbol" style:font-name-complex="OpenSymbol2" style:font-family-complex="OpenSymbol, 'Arial Unicode MS'" style:font-charset-complex="x-symbol"/>
    </style:style>
    <style:style style:name="WW8Num8z1" style:family="text">
      <style:text-properties style:font-name="OpenSymbol" fo:font-family="OpenSymbol, 'Arial Unicode MS'" style:font-name-complex="OpenSymbol2" style:font-family-complex="OpenSymbol, 'Arial Unicode MS'" style:font-charset-complex="x-symbol"/>
    </style:style>
    <style:style style:name="Default_20_Paragraph_20_Font" style:display-name="Default Paragraph Font" style:family="text"/>
    <style:style style:name="WW8Num3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 style:display-name="WW-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OpenSymbol2" fo:font-family="OpenSymbol, 'Arial Unicode MS'" style:font-charset="x-symbol" style:font-name-asian="OpenSymbol2" style:font-family-asian="OpenSymbol, 'Arial Unicode MS'" style:font-charset-asian="x-symbol" style:font-name-complex="OpenSymbol2" style:font-family-complex="OpenSymbol, 'Arial Unicode MS'"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style:list-level-properties>
      </text:outline-level-style>
      <text:outline-level-style text:level="2" text:style-name="WW8Num2z1" style:num-format="">
        <style:list-level-properties text:list-level-position-and-space-mode="label-alignment">
          <style:list-level-label-alignment text:label-followed-by="nothing"/>
        </style:list-level-properties>
      </text:outline-level-style>
      <text:outline-level-style text:level="3" text:style-name="WW8Num2z2" style:num-format="">
        <style:list-level-properties text:list-level-position-and-space-mode="label-alignment">
          <style:list-level-label-alignment text:label-followed-by="nothing"/>
        </style:list-level-properties>
      </text:outline-level-style>
      <text:outline-level-style text:level="4" text:style-name="WW8Num2z3" style:num-format="">
        <style:list-level-properties text:list-level-position-and-space-mode="label-alignment">
          <style:list-level-label-alignment text:label-followed-by="nothing"/>
        </style:list-level-properties>
      </text:outline-level-style>
      <text:outline-level-style text:level="5" text:style-name="WW8Num2z4" style:num-format="">
        <style:list-level-properties text:list-level-position-and-space-mode="label-alignment">
          <style:list-level-label-alignment text:label-followed-by="nothing"/>
        </style:list-level-properties>
      </text:outline-level-style>
      <text:outline-level-style text:level="6" text:style-name="WW8Num2z5" style:num-format="">
        <style:list-level-properties text:list-level-position-and-space-mode="label-alignment">
          <style:list-level-label-alignment text:label-followed-by="nothing"/>
        </style:list-level-properties>
      </text:outline-level-style>
      <text:outline-level-style text:level="7" text:style-name="WW8Num2z6" style:num-format="">
        <style:list-level-properties text:list-level-position-and-space-mode="label-alignment">
          <style:list-level-label-alignment text:label-followed-by="nothing"/>
        </style:list-level-properties>
      </text:outline-level-style>
      <text:outline-level-style text:level="8" text:style-name="WW8Num2z7" style:num-format="">
        <style:list-level-properties text:list-level-position-and-space-mode="label-alignment">
          <style:list-level-label-alignment text:label-followed-by="nothing"/>
        </style:list-level-properties>
      </text:outline-level-style>
      <text:outline-level-style text:level="9" text:style-name="WW8Num2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236in" fo:margin-bottom="0.1299in" fo:margin-left="1.25in" fo:margin-right="1.25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sume - Tobias Davis</dc:title>
    <meta:initial-creator>Tobias Davis</meta:initial-creator>
    <meta:creation-date>2009-05-12T19:15:00</meta:creation-date>
    <dc:date>2016-09-28T06:58:12.020869000</dc:date>
    <meta:print-date>2010-10-05T07:46:00</meta:print-date>
    <meta:editing-cycles>31</meta:editing-cycles>
    <meta:editing-duration>PT1H49M46S</meta:editing-duration>
    <meta:generator>LibreOffice/4.2.3.3$MacOSX_x86 LibreOffice_project/882f8a0a489bc99a9e60c7905a60226254cb6ff0</meta:generator>
    <meta:document-statistic meta:table-count="0" meta:image-count="0" meta:object-count="0" meta:page-count="3" meta:paragraph-count="46" meta:word-count="1157" meta:character-count="6984" meta:non-whitespace-character-count="5888"/>
  </office:meta>
</office:document-meta>
</file>